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454d6" officeooo:paragraph-rsid="001454d6"/>
    </style:style>
    <style:style style:name="P2" style:family="paragraph" style:parent-style-name="Text_20_body">
      <style:paragraph-properties fo:text-align="center" style:justify-single-word="false"/>
      <style:text-properties fo:font-size="20pt" fo:font-weight="bold"/>
    </style:style>
    <style:style style:name="P3" style:family="paragraph" style:parent-style-name="Text_20_body">
      <style:paragraph-properties fo:text-align="center" style:justify-single-word="false"/>
    </style:style>
    <style:style style:name="P4" style:family="paragraph" style:parent-style-name="Text_20_body">
      <style:text-properties fo:font-size="14pt" fo:font-weight="bold"/>
    </style:style>
    <style:style style:name="P5" style:family="paragraph" style:parent-style-name="Text_20_body">
      <style:paragraph-properties fo:text-align="justify" style:justify-single-word="false"/>
      <style:text-properties fo:font-size="14pt" fo:font-weight="bold"/>
    </style:style>
    <style:style style:name="P6" style:family="paragraph" style:parent-style-name="Text_20_body">
      <style:paragraph-properties fo:text-align="justify" style:justify-single-word="false"/>
      <style:text-properties fo:font-size="14pt" fo:font-weight="bold" officeooo:rsid="000e32dd" officeooo:paragraph-rsid="000e32dd"/>
    </style:style>
    <style:style style:name="P7" style:family="paragraph" style:parent-style-name="Text_20_body">
      <style:paragraph-properties fo:text-align="justify" style:justify-single-word="false"/>
      <style:text-properties fo:font-size="14pt" fo:font-weight="bold" officeooo:rsid="001454d6" officeooo:paragraph-rsid="001454d6"/>
    </style:style>
    <style:style style:name="P8" style:family="paragraph" style:parent-style-name="Text_20_body">
      <style:paragraph-properties fo:text-align="justify" style:justify-single-word="false"/>
    </style:style>
    <style:style style:name="P9" style:family="paragraph" style:parent-style-name="Text_20_body" style:list-style-name="L11">
      <style:paragraph-properties fo:margin-top="0cm" fo:margin-bottom="0.247cm" style:contextual-spacing="false" fo:text-align="justify" style:justify-single-word="false"/>
    </style:style>
    <style:style style:name="P10" style:family="paragraph" style:parent-style-name="Text_20_body" style:list-style-name="L14">
      <style:paragraph-properties fo:margin-top="0cm" fo:margin-bottom="0.247cm" style:contextual-spacing="false" fo:text-align="justify" style:justify-single-word="false"/>
    </style:style>
    <style:style style:name="P11" style:family="paragraph" style:parent-style-name="Text_20_body" style:list-style-name="L15">
      <style:paragraph-properties fo:margin-top="0cm" fo:margin-bottom="0.247cm" style:contextual-spacing="false" fo:text-align="justify" style:justify-single-word="false"/>
    </style:style>
    <style:style style:name="P12" style:family="paragraph" style:parent-style-name="Text_20_body" style:list-style-name="L16">
      <style:paragraph-properties fo:margin-top="0cm" fo:margin-bottom="0.247cm" style:contextual-spacing="false" fo:text-align="justify" style:justify-single-word="false"/>
    </style:style>
    <style:style style:name="P13" style:family="paragraph" style:parent-style-name="Text_20_body" style:list-style-name="L17">
      <style:paragraph-properties fo:margin-top="0cm" fo:margin-bottom="0.247cm" style:contextual-spacing="false" fo:text-align="justify" style:justify-single-word="false"/>
    </style:style>
    <style:style style:name="P14" style:family="paragraph" style:parent-style-name="Text_20_body" style:list-style-name="L18">
      <style:paragraph-properties fo:margin-top="0cm" fo:margin-bottom="0.247cm" style:contextual-spacing="false" fo:text-align="justify" style:justify-single-word="false"/>
    </style:style>
    <style:style style:name="P15" style:family="paragraph" style:parent-style-name="Text_20_body">
      <style:paragraph-properties fo:text-align="justify" style:justify-single-word="false"/>
      <style:text-properties officeooo:paragraph-rsid="00111c2e"/>
    </style:style>
    <style:style style:name="P16" style:family="paragraph" style:parent-style-name="Text_20_body">
      <style:paragraph-properties fo:text-align="justify" style:justify-single-word="false"/>
      <style:text-properties officeooo:paragraph-rsid="001254bb"/>
    </style:style>
    <style:style style:name="P17" style:family="paragraph" style:parent-style-name="Text_20_body">
      <style:paragraph-properties fo:text-align="justify" style:justify-single-word="false"/>
      <style:text-properties officeooo:paragraph-rsid="00135936"/>
    </style:style>
    <style:style style:name="P18" style:family="paragraph" style:parent-style-name="Text_20_body">
      <style:paragraph-properties fo:text-align="justify" style:justify-single-word="false"/>
      <style:text-properties fo:font-weight="bold"/>
    </style:style>
    <style:style style:name="P19" style:family="paragraph" style:parent-style-name="Text_20_body">
      <style:paragraph-properties fo:text-align="justify" style:justify-single-word="false"/>
      <style:text-properties officeooo:rsid="000e32dd" officeooo:paragraph-rsid="000e32dd"/>
    </style:style>
    <style:style style:name="P20" style:family="paragraph" style:parent-style-name="Text_20_body" style:list-style-name="L11">
      <style:paragraph-properties fo:margin-top="0cm" fo:margin-bottom="0.247cm" style:contextual-spacing="false" fo:text-align="justify" style:justify-single-word="false"/>
      <style:text-properties officeooo:rsid="000e32dd" officeooo:paragraph-rsid="00111c2e"/>
    </style:style>
    <style:style style:name="P21" style:family="paragraph" style:parent-style-name="Text_20_body" style:list-style-name="L10">
      <style:paragraph-properties fo:text-align="justify" style:justify-single-word="false"/>
      <style:text-properties officeooo:rsid="000fffe9" officeooo:paragraph-rsid="000fffe9"/>
    </style:style>
    <style:style style:name="P22" style:family="paragraph" style:parent-style-name="Text_20_body">
      <style:paragraph-properties fo:text-align="justify" style:justify-single-word="false"/>
      <style:text-properties officeooo:rsid="001254bb" officeooo:paragraph-rsid="001254bb"/>
    </style:style>
    <style:style style:name="P23" style:family="paragraph" style:parent-style-name="Text_20_body">
      <style:paragraph-properties fo:margin-top="0cm" fo:margin-bottom="0.247cm" style:contextual-spacing="false" fo:text-align="justify" style:justify-single-word="false"/>
      <style:text-properties officeooo:rsid="00135936" officeooo:paragraph-rsid="00135936"/>
    </style:style>
    <style:style style:name="P24" style:family="paragraph" style:parent-style-name="Text_20_body">
      <style:paragraph-properties fo:text-align="justify" style:justify-single-word="false"/>
      <style:text-properties fo:font-size="12pt" fo:font-weight="bold" officeooo:rsid="00135936" officeooo:paragraph-rsid="00135936" style:font-size-asian="10.5pt" style:font-weight-asian="bold" style:font-size-complex="12pt" style:font-weight-complex="bold"/>
    </style:style>
    <style:style style:name="P25" style:family="paragraph" style:parent-style-name="Text_20_body">
      <style:paragraph-properties fo:text-align="justify" style:justify-single-word="false"/>
      <style:text-properties fo:font-size="12pt" fo:font-weight="bold" officeooo:rsid="001454d6" officeooo:paragraph-rsid="001454d6" style:font-size-asian="10.5pt" style:font-weight-asian="bold" style:font-size-complex="12pt" style:font-weight-complex="bold"/>
    </style:style>
    <style:style style:name="P26" style:family="paragraph" style:parent-style-name="Text_20_body">
      <style:paragraph-properties fo:text-align="justify" style:justify-single-word="false"/>
      <style:text-properties officeooo:rsid="001454d6" officeooo:paragraph-rsid="001454d6"/>
    </style:style>
    <style:style style:name="T1" style:family="text">
      <style:text-properties fo:font-weight="bold"/>
    </style:style>
    <style:style style:name="T2" style:family="text">
      <style:text-properties style:text-position="33% 80%"/>
    </style:style>
    <style:style style:name="T3" style:family="text">
      <style:text-properties officeooo:rsid="000e32dd"/>
    </style:style>
    <style:style style:name="T4" style:family="text">
      <style:text-properties style:text-position="super 58%"/>
    </style:style>
    <style:style style:name="T5" style:family="text">
      <style:text-properties style:text-position="super 58%" officeooo:rsid="000fffe9"/>
    </style:style>
    <style:style style:name="T6" style:family="text">
      <style:text-properties fo:font-weight="normal" style:font-weight-asian="normal" style:font-weight-complex="normal"/>
    </style:style>
    <style:style style:name="T7" style:family="text">
      <style:text-properties fo:font-weight="normal" officeooo:rsid="00111c2e" style:font-weight-asian="normal" style:font-weight-complex="normal"/>
    </style:style>
    <style:style style:name="T8" style:family="text">
      <style:text-properties fo:font-weight="normal" officeooo:rsid="001454d6" style:font-weight-asian="normal"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normal" officeooo:rsid="000e32dd" style:font-size-asian="12pt" style:font-weight-asian="normal" style:font-size-complex="12pt" style:font-weight-complex="normal"/>
    </style:style>
    <style:style style:name="T11" style:family="text">
      <style:text-properties officeooo:rsid="000fffe9"/>
    </style:style>
    <style:style style:name="T12" style:family="text">
      <style:text-properties officeooo:rsid="00111c2e"/>
    </style:style>
    <style:style style:name="T13" style:family="text">
      <style:text-properties officeooo:rsid="001254bb"/>
    </style:style>
    <style:style style:name="T14" style:family="text">
      <style:text-properties officeooo:rsid="00135936"/>
    </style:style>
    <style:style style:name="T15" style:family="text">
      <style:text-properties officeooo:rsid="001454d6"/>
    </style:style>
    <style:style style:name="T16" style:family="text">
      <style:text-properties officeooo:rsid="001783d4"/>
    </style:style>
    <style:style style:name="T17" style:family="text">
      <style:text-properties officeooo:rsid="0017d588"/>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liver Baker</text:p>
      <text:p text:style-name="P3">Poplar Dutch Barn, Latteridge road, Bristol.,</text:p>
      <text:p text:style-name="P3">Mobile: 07456 816220, Email: <text:a xlink:type="simple" xlink:href="mailto:oijbaker@outlook.com" text:style-name="Internet_20_link" text:visited-style-name="Visited_20_Internet_20_Link">oijbaker@outlook.com</text:a></text:p>
      <text:p text:style-name="P4">Summary:</text:p>
      <text:p text:style-name="P19"><text:span text:style-name="T11">An enthusiastic and determined 1</text:span><text:span text:style-name="T5">st</text:span><text:span text:style-name="T11"> year </text:span>PhD Student at COMPASS CDT, University of Bristol <text:span text:style-name="T11">looking to continue my career in research and mathematics.</text:span></text:p>
      <text:p text:style-name="P6">Publications:</text:p>
      <text:p text:style-name="P6"><text:span text:style-name="T9">Baker, O., Montefinese, M., Castro, N., &amp; Stella, M. (2023). Multiplex lexical networks and artificial intelligence unravel cognitive patterns of picture naming in people with anomic aphasia. Cognitive Systems Research, 79, 43-54. </text:span><text:a xlink:type="simple" xlink:href="https://www.sciencedirect.com/science/article/abs/pii/S138904172300013X" text:style-name="Internet_20_link" text:visited-style-name="Visited_20_Internet_20_Link"><text:span text:style-name="T9">Available Online</text:span></text:a></text:p>
      <text:p text:style-name="P5">Education:</text:p>
      <text:p text:style-name="P19"><text:span text:style-name="T1">PhD Computational Statistics and Data Science, </text:span><text:span text:style-name="T6">University of Bristol, </text:span><text:span text:style-name="T7">2023-Present.</text:span></text:p>
      <text:list xml:id="list1722561718" text:style-name="L10">
        <text:list-item>
          <text:p text:style-name="P21"><text:span text:style-name="T6">Researching ‘Entropy of Soft Random Geometric </text:span><text:span text:style-name="T7">G</text:span><text:span text:style-name="T6">raphs</text:span><text:span text:style-name="T7">’</text:span><text:span text:style-name="T6">.</text:span></text:p>
        </text:list-item>
      </text:list>
      <text:p text:style-name="P15"><text:span text:style-name="T1">MSci Computer Science and Mathematics</text:span>, University of Exeter, 2019-<text:span text:style-name="T3">2023.</text:span></text:p>
      <text:list xml:id="list4047916757" text:style-name="L11">
        <text:list-item>
          <text:p text:style-name="P20">1<text:span text:style-name="T4">st</text:span> Class Honours. Averaged over 80% overall, and was awarded 3 Dean’s Commendations for Exceptional Performance</text:p>
        </text:list-item>
        <text:list-item>
          <text:p text:style-name="P9">4<text:span text:style-name="T2">th</text:span> Year Dissertation: Using Machine Learning to Generate Candidate Star Clusters in the Andromeda Galaxy</text:p>
        </text:list-item>
        <text:list-item>
          <text:p text:style-name="P9">3<text:span text:style-name="T2">rd</text:span> Year Dissertation: Multiplex lexical networks and artificial intelligence unravel cognitive patterns of word retrieval in people with anomic aphasia.</text:p>
        </text:list-item>
      </text:list>
      <text:p text:style-name="P8"><text:span text:style-name="T1">A Levels</text:span>, Colston’s School, Bristol, 2017-2019.</text:p>
      <text:p text:style-name="P8">Mathematics – A*, Computer Science – A*, Further Mathematics – A, Chemistry – A.</text:p>
      <text:p text:style-name="P8"><text:span text:style-name="T1">GCSEs</text:span>, Colston’s School, Bristo<text:span text:style-name="T12">l, </text:span>2015-2017.</text:p>
      <text:p text:style-name="P8">Two 9’s in Mathematics and English Literature, one 8 and 6 grades A*-A.</text:p>
      <text:p text:style-name="P5">Research Experience:</text:p>
      <text:p text:style-name="P24">PhD Mini-Project<text:span text:style-name="T6">, Entropy of Soft Random Geometric Graphs, University of Bristol, September 2023-present.</text:span></text:p>
      <text:p text:style-name="P16"><text:span text:style-name="T1">Masters Research Project</text:span>, Using Machine Learning to G<text:span text:style-name="T13">en</text:span>erate Candidate Star Clusters in the Andromeda Galaxy, University of Exeter, <text:span text:style-name="T14">September </text:span><text:span text:style-name="T12">2</text:span>022-<text:span text:style-name="T14">May 2023</text:span>.</text:p>
      <text:p text:style-name="P22">Researched to what extent machine learning may be used to generate candidate globular clusters in the Andromeda galaxy from low dimension feature data.</text:p>
      <text:p text:style-name="P22">We found that machine learning can be useful for generating candidates on a small dataset, but that clean data is required for better results. This project contributed to the wider field of machine learning in astrophysics.</text:p>
      <text:p text:style-name="P17"><text:soft-page-break/><text:span text:style-name="T1">Research Intern</text:span>, <text:span text:style-name="T10">Multiplex lexical networks and artificial intelligence unravel cognitive patterns of picture naming in people with anomic aphasia, </text:span>University of Exeter, June-August 2022.</text:p>
      <text:p text:style-name="P8">Summer research placement collaborating with three academics to <text:span text:style-name="T14">publish my third year dissertation in Cognitive Systems Research. </text:span>The project involved incorporating a multiplex network model with artificial intelligence to provide an insight into ways of word retrieval in the human mind.</text:p>
      <text:p text:style-name="P23">We found evidence that distance through free associations and closeness centrality are the most important features in predicting speech mistakes. We proposed a new idea about how our lexical networks are structured.</text:p>
      <text:p text:style-name="P5">Work Experience:</text:p>
      <text:p text:style-name="P8"><text:span text:style-name="T1">Science Club Host</text:span>, Fun Science <text:span text:style-name="T15">Exeter, </text:span>October 2022-Present.</text:p>
      <text:p text:style-name="P8">Hosting after school clubs and birthday parties both aiming to deliver science in an accessible and fun way to children.</text:p>
      <text:list xml:id="list1322514658" text:style-name="L14">
        <text:list-item>
          <text:p text:style-name="P10">Improved skills in communicating ideas clearly, and making them engaging for a young audience.</text:p>
        </text:list-item>
      </text:list>
      <text:p text:style-name="P8"><text:span text:style-name="T1">Mathematics and Computer Science </text:span><text:span text:style-name="T8">Tutor, </text:span><text:span text:style-name="T6">September</text:span> 2020 – Present.</text:p>
      <text:p text:style-name="P8">Tutored students at both A Level and GCSE standard in mathematics (pure and statistics) and computer science (programming and theory).</text:p>
      <text:list xml:id="list1504868545" text:style-name="L15">
        <text:list-item>
          <text:p text:style-name="P11">Developed skills in teaching mathematics, and explaining often complex ideas to students. On many occasions, this took the form of introducing topics from several perspectives, and providing multiple proofs of the same idea to convince a student of a result.</text:p>
        </text:list-item>
      </text:list>
      <text:p text:style-name="P5">Positions of Responsibility:</text:p>
      <text:p text:style-name="P8"><text:span text:style-name="T1">President / Business Manager</text:span>, Semi-Toned (University of Exeter), September 2020-Present.</text:p>
      <text:p text:style-name="P8">Committee member for a competitive a cappella group.</text:p>
      <text:list xml:id="list3107726045" text:style-name="L16">
        <text:list-item>
          <text:p text:style-name="P12">Developed leadership skills to motivate individuals to work as a team.</text:p>
        </text:list-item>
        <text:list-item>
          <text:p text:style-name="P12">Organised sell-out tours of the Edinburgh Fringe Festival, large shows at theatres, recording albums, and placing 2<text:span text:style-name="T2">nd</text:span> in the UK at the national championships.</text:p>
        </text:list-item>
        <text:list-item>
          <text:p text:style-name="P12">Developed <text:span text:style-name="T15">str</text:span><text:span text:style-name="T16">o</text:span><text:span text:style-name="T15">ng </text:span>time management skills.</text:p>
        </text:list-item>
      </text:list>
      <text:p text:style-name="P8"><text:span text:style-name="T1">Peer Mentor</text:span>, University of Exeter, September 2020-June 2020.</text:p>
      <text:p text:style-name="P8">Held mathematics help sessions with younger students at university.</text:p>
      <text:list xml:id="list1567862598" text:style-name="L17">
        <text:list-item>
          <text:p text:style-name="P13">Improved skills in explaining mathematics.</text:p>
        </text:list-item>
        <text:list-item>
          <text:p text:style-name="P13">Required to provide proofs and answers to harder university questions on the spot.</text:p>
        </text:list-item>
        <text:list-item>
          <text:p text:style-name="P13">Had the responsibility of monitoring student’s welfare as well as their progress in mathematics.</text:p>
        </text:list-item>
      </text:list>
      <text:p text:style-name="P5"/>
      <text:p text:style-name="P7"><text:soft-page-break/>Outreach Activities:</text:p>
      <text:p text:style-name="P25">The Big Bang Fair<text:span text:style-name="T6">, June 2023.</text:span></text:p>
      <text:p text:style-name="P25"><text:span text:style-name="T6">Worked for the Institute of Mathematics and its Applications (IMA) by running a maths stall, explaining interesting mathematical objects such as a Galton board and bubble surfaces to school students and teachers. Here I improved my skills in communicating maths in an engaging and accessible style. </text:span></text:p>
      <text:p text:style-name="P5">Skills:</text:p>
      <text:p text:style-name="P26">Very strong in python, data science and LaTeX. Experienced in R, Java, Haskell, JavaScript (including Vue.js).</text:p>
      <text:p text:style-name="P5">Personal Interests:</text:p>
      <text:p text:style-name="P18">Music</text:p>
      <text:list xml:id="list898444045" text:style-name="L18">
        <text:list-item>
          <text:p text:style-name="P14">Grade 6 in piano, guitar, bass guitar and music theory. Actively participated in orchestras and other music groups throughout school and university.</text:p>
        </text:list-item>
      </text:list>
      <text:p text:style-name="P18">Sport</text:p>
      <text:list xml:id="list100603918554733" text:continue-numbering="true" text:style-name="L18">
        <text:list-item>
          <text:p text:style-name="P14">Qualified tennis coach (LTA Level 2 Accredited) and played in <text:span text:style-name="T17">competitive </text:span>university and local tennis leagues.</text:p>
        </text:list-item>
      </text:list>
      <text:p text:style-name="P5">References:</text:p>
      <text:p text:style-name="P1">Available upon reque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3T21:48:40.547939130</meta:creation-date>
    <dc:date>2023-10-24T10:06:03.224126804</dc:date>
    <meta:editing-duration>PT11H14M10S</meta:editing-duration>
    <meta:editing-cycles>3</meta:editing-cycles>
    <meta:generator>LibreOffice/7.3.7.2$Linux_X86_64 LibreOffice_project/30$Build-2</meta:generator>
    <meta:document-statistic meta:table-count="0" meta:image-count="0" meta:object-count="0" meta:page-count="3" meta:paragraph-count="56" meta:word-count="729" meta:character-count="5027" meta:non-whitespace-character-count="4362"/>
  </office:meta>
</office:document-meta>
</file>